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okieAssertionTests.testSecu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AssertionTests.testDo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AssertionTests.testNot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AssertionTests.test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AssertionTests.testHttp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AssertionTests.testMax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AssertionTests.tes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Assertio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okieAssertionTests.test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AssertionTests.testEqual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Controller.ho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AssertionTests.tes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